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7cm" svg:height="9cm" svg:x="0cm" svg:y="4.064cm">
            <draw:object draw:notify-on-update-of-ranges="Tabelle1.A1:Tabelle1.A8 Tabelle1.C1:Tabelle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cm" svg:height="9cm" svg:x="7.119cm" svg:y="4.066cm">
            <draw:object draw:notify-on-update-of-ranges="Tabelle1.A1:Tabelle1.A8 Tabelle1.D1:Tabelle1.D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cm" svg:height="9cm" svg:x="14.232cm" svg:y="4.083cm">
            <draw:object draw:notify-on-update-of-ranges="Tabelle1.A1:Tabelle1.A8 Tabelle1.E1:Tabelle1.E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cm" svg:height="9cm" svg:x="21.354cm" svg:y="4.072cm">
            <draw:object draw:notify-on-update-of-ranges="Tabelle1.A1:Tabelle1.A8 Tabelle1.F1:Tabelle1.F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]/25" office:value-type="float" office:value="0.12" calcext:value-type="float">
            <text:p/>
          </table:table-cell>
          <table:table-cell table:formula="of:=SUM([.$C$1:.C1])" office:value-type="float" office:value="0.12" calcext:value-type="float">
            <text:p/>
          </table:table-cell>
          <table:table-cell table:formula="of:=ROUND(7*[.D1])" office:value-type="float" office:value="1" calcext:value-type="float">
            <text:p/>
          </table:table-cell>
          <table:table-cell table:formula="of:=[.E1]/32" office:value-type="float" office:value="0.0312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]/25" office:value-type="float" office:value="0.16" calcext:value-type="float">
            <text:p/>
          </table:table-cell>
          <table:table-cell table:formula="of:=SUM([.$C$1:.C2])" office:value-type="float" office:value="0.28" calcext:value-type="float">
            <text:p/>
          </table:table-cell>
          <table:table-cell table:formula="of:=ROUND(7*[.D2])" office:value-type="float" office:value="2" calcext:value-type="float">
            <text:p/>
          </table:table-cell>
          <table:table-cell table:formula="of:=[.E2]/32" office:value-type="float" office:value="0.0625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]/25" office:value-type="float" office:value="0.16" calcext:value-type="float">
            <text:p/>
          </table:table-cell>
          <table:table-cell table:formula="of:=SUM([.$C$1:.C3])" office:value-type="float" office:value="0.44" calcext:value-type="float">
            <text:p/>
          </table:table-cell>
          <table:table-cell table:formula="of:=ROUND(7*[.D3])" office:value-type="float" office:value="3" calcext:value-type="float">
            <text:p/>
          </table:table-cell>
          <table:table-cell table:formula="of:=[.E3]/32" office:value-type="float" office:value="0.0937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4]/25" office:value-type="float" office:value="0.08" calcext:value-type="float">
            <text:p/>
          </table:table-cell>
          <table:table-cell table:formula="of:=SUM([.$C$1:.C4])" office:value-type="float" office:value="0.52" calcext:value-type="float">
            <text:p/>
          </table:table-cell>
          <table:table-cell table:formula="of:=ROUND(7*[.D4])" office:value-type="float" office:value="4" calcext:value-type="float">
            <text:p/>
          </table:table-cell>
          <table:table-cell table:formula="of:=[.E4]/32" office:value-type="float" office:value="0.125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5]/25" office:value-type="float" office:value="0.08" calcext:value-type="float">
            <text:p/>
          </table:table-cell>
          <table:table-cell table:formula="of:=SUM([.$C$1:.C5])" office:value-type="float" office:value="0.6" calcext:value-type="float">
            <text:p/>
          </table:table-cell>
          <table:table-cell table:formula="of:=ROUND(7*[.D5])" office:value-type="float" office:value="4" calcext:value-type="float">
            <text:p/>
          </table:table-cell>
          <table:table-cell table:formula="of:=[.E5]/32" office:value-type="float" office:value="0.125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6]/25" office:value-type="float" office:value="0.08" calcext:value-type="float">
            <text:p/>
          </table:table-cell>
          <table:table-cell table:formula="of:=SUM([.$C$1:.C6])" office:value-type="float" office:value="0.68" calcext:value-type="float">
            <text:p/>
          </table:table-cell>
          <table:table-cell table:formula="of:=ROUND(7*[.D6])" office:value-type="float" office:value="5" calcext:value-type="float">
            <text:p/>
          </table:table-cell>
          <table:table-cell table:formula="of:=[.E6]/32" office:value-type="float" office:value="0.15625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7]/25" office:value-type="float" office:value="0.12" calcext:value-type="float">
            <text:p/>
          </table:table-cell>
          <table:table-cell table:formula="of:=SUM([.$C$1:.C7])" office:value-type="float" office:value="0.8" calcext:value-type="float">
            <text:p/>
          </table:table-cell>
          <table:table-cell table:formula="of:=ROUND(7*[.D7])" office:value-type="float" office:value="6" calcext:value-type="float">
            <text:p/>
          </table:table-cell>
          <table:table-cell table:formula="of:=[.E7]/32" office:value-type="float" office:value="0.1875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8]/25" office:value-type="float" office:value="0.2" calcext:value-type="float">
            <text:p/>
          </table:table-cell>
          <table:table-cell table:formula="of:=SUM([.$C$1:.C8])" office:value-type="float" office:value="1" calcext:value-type="float">
            <text:p/>
          </table:table-cell>
          <table:table-cell table:formula="of:=ROUND(7*[.D8])" office:value-type="float" office:value="7" calcext:value-type="float">
            <text:p/>
          </table:table-cell>
          <table:table-cell table:formula="of:=[.E8]/32" office:value-type="float" office:value="0.21875" calcext:value-type="float">
            <text:p/>
          </table:table-cell>
        </table:table-row>
        <table:table-row table:style-name="ro1">
          <table:table-cell/>
          <table:table-cell table:formula="of:=SUM([.B1:.B8])" office:value-type="float" office:value="25" calcext:value-type="float">
            <text:p/>
          </table:table-cell>
          <table:table-cell table:formula="of:=SUM([.C1:.C8])" office:value-type="float" office:value="1" calcext:value-type="float">
            <text:p/>
          </table:table-cell>
          <table:table-cell table:formula="of:=SUM([.D1:.D8])" office:value-type="float" office:value="4.44" calcext:value-type="float">
            <text:p/>
          </table:table-cell>
          <table:table-cell table:formula="of:=SUM([.E1:.E8])" office:value-type="float" office:value="32" calcext:value-type="float">
            <text:p/>
          </table:table-cell>
          <table:table-cell table:formula="of:=SUM([.F1:.F8])" office:value-type="float" office:value="1" calcext:value-type="float">
            <text:p/>
          </table:table-cell>
        </table:table-row>
      </table:table>
      <table:table table:name="Tabelle1_2" table:style-name="ta1">
        <table:shapes>
          <draw:frame draw:z-index="0" draw:style-name="gr1" draw:text-style-name="P1" svg:width="7cm" svg:height="9cm" svg:x="0cm" svg:y="4.064cm">
            <draw:object draw:notify-on-update-of-ranges="Tabelle1_2.A2:Tabelle1_2.A9 Tabelle1_2.C2:Tabelle1_2.C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7cm" svg:height="9cm" svg:x="7.119cm" svg:y="4.066cm">
            <draw:object draw:notify-on-update-of-ranges="Tabelle1_2.A2:Tabelle1_2.A9 Tabelle1_2.E2:Tabelle1_2.E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7cm" svg:height="9cm" svg:x="14.232cm" svg:y="4.083cm">
            <draw:object draw:notify-on-update-of-ranges="Tabelle1_2.A2:Tabelle1_2.A9 Tabelle1_2.F2:Tabelle1_2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7cm" svg:height="9cm" svg:x="21.354cm" svg:y="4.072cm">
            <draw:object draw:notify-on-update-of-ranges="Tabelle1_2.A2:Tabelle1_2.A9 Tabelle1_2.G2:Tabelle1_2.G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rt</text:p>
          </table:table-cell>
          <table:table-cell office:value-type="string" calcext:value-type="string">
            <text:p>p abs.</text:p>
          </table:table-cell>
          <table:table-cell office:value-type="string" calcext:value-type="string">
            <text:p>p rel.</text:p>
          </table:table-cell>
          <table:table-cell office:value-type="string" calcext:value-type="string">
            <text:p>p Summe abs.</text:p>
          </table:table-cell>
          <table:table-cell office:value-type="string" calcext:value-type="string">
            <text:p>p Summe rel.</text:p>
          </table:table-cell>
          <table:table-cell table:style-name="ce1" office:value-type="string" calcext:value-type="string">
            <text:p>Ω Wer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]/[.$B$10]" office:value-type="float" office:value="0.2" calcext:value-type="float">
            <text:p/>
          </table:table-cell>
          <table:table-cell table:formula="of:=SUM([.$B$2:.B2])" office:value-type="float" office:value="5" calcext:value-type="float">
            <text:p/>
          </table:table-cell>
          <table:table-cell table:formula="of:=SUM([.$C$2:.C2])" office:value-type="float" office:value="0.2" calcext:value-type="float">
            <text:p/>
          </table:table-cell>
          <table:table-cell table:formula="of:=ROUND((7/[.$B$10])*[.E2])" office:value-type="float" office:value="0" calcext:value-type="float">
            <text:p/>
          </table:table-cell>
          <table:table-cell table:formula="of:=[.F2]/[.$F$10]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3]/[.$B$10]" office:value-type="float" office:value="0.16" calcext:value-type="float">
            <text:p/>
          </table:table-cell>
          <table:table-cell table:formula="of:=SUM([.$B$2:.B3])" office:value-type="float" office:value="9" calcext:value-type="float">
            <text:p/>
          </table:table-cell>
          <table:table-cell table:formula="of:=SUM([.$C$2:.C3])" office:value-type="float" office:value="0.36" calcext:value-type="float">
            <text:p/>
          </table:table-cell>
          <table:table-cell table:formula="of:=ROUND(7*[.E3])" office:value-type="float" office:value="3" calcext:value-type="float">
            <text:p/>
          </table:table-cell>
          <table:table-cell table:formula="of:=[.F3]/[.$F$10]" office:value-type="float" office:value="0.0697674418604651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4]/[.$B$10]" office:value-type="float" office:value="0.4" calcext:value-type="float">
            <text:p/>
          </table:table-cell>
          <table:table-cell table:formula="of:=SUM([.$B$2:.B4])" office:value-type="float" office:value="19" calcext:value-type="float">
            <text:p/>
          </table:table-cell>
          <table:table-cell table:formula="of:=SUM([.$C$2:.C4])" office:value-type="float" office:value="0.76" calcext:value-type="float">
            <text:p/>
          </table:table-cell>
          <table:table-cell table:formula="of:=ROUND(7*[.E4])" office:value-type="float" office:value="5" calcext:value-type="float">
            <text:p/>
          </table:table-cell>
          <table:table-cell table:formula="of:=[.F4]/[.$F$10]" office:value-type="float" office:value="0.116279069767442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5]/[.$B$10]" office:value-type="float" office:value="0.24" calcext:value-type="float">
            <text:p/>
          </table:table-cell>
          <table:table-cell table:formula="of:=SUM([.$B$2:.B5])" office:value-type="float" office:value="25" calcext:value-type="float">
            <text:p/>
          </table:table-cell>
          <table:table-cell table:formula="of:=SUM([.$C$2:.C5])" office:value-type="float" office:value="1" calcext:value-type="float">
            <text:p/>
          </table:table-cell>
          <table:table-cell table:formula="of:=ROUND(7*[.E5])" office:value-type="float" office:value="7" calcext:value-type="float">
            <text:p/>
          </table:table-cell>
          <table:table-cell table:formula="of:=[.F5]/[.$F$10]" office:value-type="float" office:value="0.162790697674419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6]/[.$B$10]" office:value-type="float" office:value="0" calcext:value-type="float">
            <text:p/>
          </table:table-cell>
          <table:table-cell table:formula="of:=SUM([.$B$2:.B6])" office:value-type="float" office:value="25" calcext:value-type="float">
            <text:p/>
          </table:table-cell>
          <table:table-cell table:formula="of:=SUM([.$C$2:.C6])" office:value-type="float" office:value="1" calcext:value-type="float">
            <text:p/>
          </table:table-cell>
          <table:table-cell table:formula="of:=ROUND(7*[.E6])" office:value-type="float" office:value="7" calcext:value-type="float">
            <text:p/>
          </table:table-cell>
          <table:table-cell table:formula="of:=[.F6]/[.$F$10]" office:value-type="float" office:value="0.162790697674419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7]/[.$B$10]" office:value-type="float" office:value="0" calcext:value-type="float">
            <text:p/>
          </table:table-cell>
          <table:table-cell table:formula="of:=SUM([.$B$2:.B7])" office:value-type="float" office:value="25" calcext:value-type="float">
            <text:p/>
          </table:table-cell>
          <table:table-cell table:formula="of:=SUM([.$C$2:.C7])" office:value-type="float" office:value="1" calcext:value-type="float">
            <text:p/>
          </table:table-cell>
          <table:table-cell table:formula="of:=ROUND(7*[.E7])" office:value-type="float" office:value="7" calcext:value-type="float">
            <text:p/>
          </table:table-cell>
          <table:table-cell table:formula="of:=[.F7]/[.$F$10]" office:value-type="float" office:value="0.162790697674419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8]/[.$B$10]" office:value-type="float" office:value="0" calcext:value-type="float">
            <text:p/>
          </table:table-cell>
          <table:table-cell table:formula="of:=SUM([.$B$2:.B8])" office:value-type="float" office:value="25" calcext:value-type="float">
            <text:p/>
          </table:table-cell>
          <table:table-cell table:formula="of:=SUM([.$C$2:.C8])" office:value-type="float" office:value="1" calcext:value-type="float">
            <text:p/>
          </table:table-cell>
          <table:table-cell table:formula="of:=ROUND(7*[.E8])" office:value-type="float" office:value="7" calcext:value-type="float">
            <text:p/>
          </table:table-cell>
          <table:table-cell table:formula="of:=[.F8]/[.$F$10]" office:value-type="float" office:value="0.162790697674419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9]/[.$B$10]" office:value-type="float" office:value="0" calcext:value-type="float">
            <text:p/>
          </table:table-cell>
          <table:table-cell table:formula="of:=SUM([.$B$2:.B9])" office:value-type="float" office:value="25" calcext:value-type="float">
            <text:p/>
          </table:table-cell>
          <table:table-cell table:formula="of:=SUM([.$C$2:.C9])" office:value-type="float" office:value="1" calcext:value-type="float">
            <text:p/>
          </table:table-cell>
          <table:table-cell table:formula="of:=ROUND(7*[.E9])" office:value-type="float" office:value="7" calcext:value-type="float">
            <text:p/>
          </table:table-cell>
          <table:table-cell table:formula="of:=[.F9]/[.$F$10]" office:value-type="float" office:value="0.162790697674419" calcext:value-type="float">
            <text:p/>
          </table:table-cell>
        </table:table-row>
        <table:table-row table:style-name="ro1">
          <table:table-cell/>
          <table:table-cell table:formula="of:=SUM([.B2:.B9])" office:value-type="float" office:value="25" calcext:value-type="float">
            <text:p/>
          </table:table-cell>
          <table:table-cell table:formula="of:=SUM([.C2:.C9])" office:value-type="float" office:value="1" calcext:value-type="float">
            <text:p/>
          </table:table-cell>
          <table:table-cell table:formula="of:=SUM([.D2:.D9])" office:value-type="float" office:value="158" calcext:value-type="float">
            <text:p/>
          </table:table-cell>
          <table:table-cell table:formula="of:=SUM([.E2:.E9])" office:value-type="float" office:value="6.32" calcext:value-type="float">
            <text:p/>
          </table:table-cell>
          <table:table-cell table:formula="of:=SUM([.F2:.F9])" office:value-type="float" office:value="43" calcext:value-type="float">
            <text:p/>
          </table:table-cell>
          <table:table-cell table:formula="of:=[.F10]/[.$F$10]" office:value-type="float" office:value="1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5:42:21.689000000</meta:creation-date>
    <dc:date>2014-05-26T18:28:08.491000000</dc:date>
    <meta:editing-duration>PT1H2M3S</meta:editing-duration>
    <meta:editing-cycles>7</meta:editing-cycles>
    <meta:generator>LibreOffice/4.2.3.3$Windows_x86 LibreOffice_project/882f8a0a489bc99a9e60c7905a60226254cb6ff0</meta:generator>
    <meta:document-statistic meta:table-count="2" meta:cell-count="12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2.279cm" svg:y="0.316cm" chart:style-name="ch2">
          <text:p>Histogramm</text:p>
        </chart:title>
        <chart:plot-area chart:style-name="ch3" table:cell-range-address="Tabelle1.A1:Tabelle1.A8 Tabelle1.C1:Tabelle1.C8" chart:data-source-has-labels="both" svg:x="1.151cm" svg:y="1.635cm" svg:width="5.57cm" svg:height="6.205cm">
          <chartooo:coordinate-region svg:x="1.878cm" svg:y="1.834cm" svg:width="4.749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.A1:Tabelle1.A8"/>
          </chart:axis>
          <chart:axis chart:dimension="y" chart:name="primary-y" chart:style-name="ch6">
            <chart:title svg:x="0.451cm" svg:y="5.826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.C1:Tabelle1.C8" chart:label-cell-address="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uwe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:Tabelle1.A8</svg:desc>
                </draw:g>
              </table:table-cell>
              <table:table-cell office:value-type="float" office:value="0.12">
                <text:p>0.12</text:p>
                <draw:g>
                  <svg:desc>Tabelle1.C1:Tabelle1.C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0.811cm" svg:y="0.316cm" chart:style-name="ch2">
          <text:p>Summenwahrscheinlichkeit</text:p>
        </chart:title>
        <chart:plot-area chart:style-name="ch3" table:cell-range-address="Tabelle1.A1:Tabelle1.A8 Tabelle1.D1:Tabelle1.D8" chart:data-source-has-labels="column" svg:x="1.151cm" svg:y="1.635cm" svg:width="5.57cm" svg:height="6.205cm">
          <chartooo:coordinate-region svg:x="1.878cm" svg:y="1.834cm" svg:width="4.749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.A1:Tabelle1.A8"/>
          </chart:axis>
          <chart:axis chart:dimension="y" chart:name="primary-y" chart:style-name="ch6">
            <chart:title svg:x="0.451cm" svg:y="6.17cm" chart:style-name="ch7">
              <text:p>Wahrscheinlichkeit</text:p>
            </chart:title>
            <chart:grid chart:style-name="ch8" chart:class="major"/>
          </chart:axis>
          <chart:series chart:style-name="ch9" chart:values-cell-range-address="Tabelle1.D1:Tabelle1.D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:Tabelle1.A8</svg:desc>
                </draw:g>
              </table:table-cell>
              <table:table-cell office:value-type="float" office:value="0.12">
                <text:p>0.12</text:p>
                <draw:g>
                  <svg:desc>Tabelle1.D1:Tabelle1.D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1.366cm" svg:y="0.316cm" chart:style-name="ch2">
          <text:p>Histogrammausgleich</text:p>
        </chart:title>
        <chart:plot-area chart:style-name="ch3" table:cell-range-address="Tabelle1.A1:Tabelle1.A8 Tabelle1.E1:Tabelle1.E8" chart:data-source-has-labels="column" svg:x="1.151cm" svg:y="1.635cm" svg:width="5.57cm" svg:height="6.205cm">
          <chartooo:coordinate-region svg:x="1.587cm" svg:y="1.834cm" svg:width="5.04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.A1:Tabelle1.A8"/>
          </chart:axis>
          <chart:axis chart:dimension="y" chart:name="primary-y" chart:style-name="ch6">
            <chart:title svg:x="0.451cm" svg:y="5.826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.E1:Tabelle1.E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:Tabelle1.A8</svg:desc>
                </draw:g>
              </table:table-cell>
              <table:table-cell office:value-type="float" office:value="1">
                <text:p>1</text:p>
                <draw:g>
                  <svg:desc>Tabelle1.E1:Tabelle1.E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1.895cm" svg:y="0.315cm" chart:style-name="ch2">
          <text:p>Ausgeglichenes
Histogramm</text:p>
        </chart:title>
        <chart:plot-area chart:style-name="ch3" table:cell-range-address="Tabelle1.A1:Tabelle1.A8 Tabelle1.F1:Tabelle1.F8" chart:data-source-has-labels="column" svg:x="1.15cm" svg:y="1.6cm" svg:width="5.57cm" svg:height="6.205cm">
          <chartooo:coordinate-region svg:x="1.877cm" svg:y="1.799cm" svg:width="4.749cm" svg:height="5.359cm"/>
          <chart:axis chart:dimension="x" chart:name="primary-x" chart:style-name="ch4" chartooo:axis-type="auto">
            <chartooo:date-scale/>
            <chart:title svg:x="3.216cm" svg:y="7.985cm" chart:style-name="ch5">
              <text:p>Grauwert</text:p>
            </chart:title>
            <chart:categories table:cell-range-address="Tabelle1.A1:Tabelle1.A8"/>
          </chart:axis>
          <chart:axis chart:dimension="y" chart:name="primary-y" chart:style-name="ch6">
            <chart:title svg:x="0.45cm" svg:y="5.791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.F1:Tabelle1.F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:Tabelle1.A8</svg:desc>
                </draw:g>
              </table:table-cell>
              <table:table-cell office:value-type="float" office:value="0.03125">
                <text:p>0.03125</text:p>
                <draw:g>
                  <svg:desc>Tabelle1.F1:Tabelle1.F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1875">
                <text:p>0.21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2.279cm" svg:y="0.316cm" chart:style-name="ch2">
          <text:p>Histogramm</text:p>
        </chart:title>
        <chart:plot-area chart:style-name="ch3" table:cell-range-address="Tabelle1_2.A2:Tabelle1_2.A9 Tabelle1_2.C2:Tabelle1_2.C9" chart:data-source-has-labels="column" svg:x="1.151cm" svg:y="1.635cm" svg:width="5.57cm" svg:height="6.205cm">
          <chartooo:coordinate-region svg:x="1.878cm" svg:y="1.834cm" svg:width="4.749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_2.A2:Tabelle1_2.A9"/>
          </chart:axis>
          <chart:axis chart:dimension="y" chart:name="primary-y" chart:style-name="ch6">
            <chart:title svg:x="0.451cm" svg:y="5.826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_2.C2:Tabelle1_2.C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_2.A2:Tabelle1_2.A9</svg:desc>
                </draw:g>
              </table:table-cell>
              <table:table-cell office:value-type="float" office:value="0.2">
                <text:p>0.2</text:p>
                <draw:g>
                  <svg:desc>Tabelle1_2.C2:Tabelle1_2.C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0.811cm" svg:y="0.316cm" chart:style-name="ch2">
          <text:p>Summenwahrscheinlichkeit</text:p>
        </chart:title>
        <chart:plot-area chart:style-name="ch3" table:cell-range-address="Tabelle1_2.A2:Tabelle1_2.A9 Tabelle1_2.E2:Tabelle1_2.E9" chart:data-source-has-labels="column" svg:x="1.151cm" svg:y="1.635cm" svg:width="5.57cm" svg:height="6.205cm">
          <chartooo:coordinate-region svg:x="1.878cm" svg:y="1.834cm" svg:width="4.749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_2.A2:Tabelle1_2.A9"/>
          </chart:axis>
          <chart:axis chart:dimension="y" chart:name="primary-y" chart:style-name="ch6">
            <chart:title svg:x="0.451cm" svg:y="6.17cm" chart:style-name="ch7">
              <text:p>Wahrscheinlichkeit</text:p>
            </chart:title>
            <chart:grid chart:style-name="ch8" chart:class="major"/>
          </chart:axis>
          <chart:series chart:style-name="ch9" chart:values-cell-range-address="Tabelle1_2.E2:Tabelle1_2.E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_2.A2:Tabelle1_2.A9</svg:desc>
                </draw:g>
              </table:table-cell>
              <table:table-cell office:value-type="float" office:value="0.2">
                <text:p>0.2</text:p>
                <draw:g>
                  <svg:desc>Tabelle1_2.E2:Tabelle1_2.E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1.366cm" svg:y="0.316cm" chart:style-name="ch2">
          <text:p>Histogrammausgleich</text:p>
        </chart:title>
        <chart:plot-area chart:style-name="ch3" table:cell-range-address="Tabelle1_2.A2:Tabelle1_2.A9 Tabelle1_2.F2:Tabelle1_2.F9" chart:data-source-has-labels="column" svg:x="1.151cm" svg:y="1.635cm" svg:width="5.57cm" svg:height="6.205cm">
          <chartooo:coordinate-region svg:x="1.587cm" svg:y="1.834cm" svg:width="5.04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_2.A2:Tabelle1_2.A9"/>
          </chart:axis>
          <chart:axis chart:dimension="y" chart:name="primary-y" chart:style-name="ch6">
            <chart:title svg:x="0.451cm" svg:y="5.826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_2.F2:Tabelle1_2.F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_2.A2:Tabelle1_2.A9</svg:desc>
                </draw:g>
              </table:table-cell>
              <table:table-cell office:value-type="float" office:value="0">
                <text:p>0</text:p>
                <draw:g>
                  <svg:desc>Tabelle1_2.F2:Tabelle1_2.F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1.895cm" svg:y="0.315cm" chart:style-name="ch2">
          <text:p>Ausgeglichenes
Histogramm</text:p>
        </chart:title>
        <chart:plot-area chart:style-name="ch3" table:cell-range-address="Tabelle1_2.A2:Tabelle1_2.A9 Tabelle1_2.G2:Tabelle1_2.G9" chart:data-source-has-labels="column" svg:x="1.15cm" svg:y="1.6cm" svg:width="5.57cm" svg:height="6.205cm">
          <chartooo:coordinate-region svg:x="1.877cm" svg:y="1.799cm" svg:width="4.749cm" svg:height="5.359cm"/>
          <chart:axis chart:dimension="x" chart:name="primary-x" chart:style-name="ch4" chartooo:axis-type="auto">
            <chartooo:date-scale/>
            <chart:title svg:x="3.216cm" svg:y="7.985cm" chart:style-name="ch5">
              <text:p>Grauwert</text:p>
            </chart:title>
            <chart:categories table:cell-range-address="Tabelle1_2.A2:Tabelle1_2.A9"/>
          </chart:axis>
          <chart:axis chart:dimension="y" chart:name="primary-y" chart:style-name="ch6">
            <chart:title svg:x="0.45cm" svg:y="5.791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_2.G2:Tabelle1_2.G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_2.A2:Tabelle1_2.A9</svg:desc>
                </draw:g>
              </table:table-cell>
              <table:table-cell office:value-type="float" office:value="0">
                <text:p>0</text:p>
                <draw:g>
                  <svg:desc>Tabelle1_2.G2:Tabelle1_2.G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6279069767442">
                <text:p>0.1162790697674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2790697674419">
                <text:p>0.1627906976744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2790697674419">
                <text:p>0.1627906976744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62790697674419">
                <text:p>0.1627906976744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62790697674419">
                <text:p>0.1627906976744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62790697674419">
                <text:p>0.1627906976744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